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 Sans1" svg:font-family="'Liberation Serif Sans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 Sans" svg:font-family="'Liberation Serif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1cm" fo:min-width="0.865cm"/>
    </style:style>
    <style:style style:name="gr2" style:family="graphic" style:parent-style-name="standard">
      <style:graphic-properties draw:textarea-horizontal-align="justify" draw:textarea-vertical-align="middle" draw:auto-grow-height="false" fo:min-height="0.291cm" fo:min-width="0.866cm"/>
    </style:style>
    <style:style style:name="gr3" style:family="graphic" style:parent-style-name="standard">
      <style:graphic-properties draw:textarea-horizontal-align="justify" draw:textarea-vertical-align="middle" draw:auto-grow-height="false" fo:min-height="0.349cm" fo:min-width="0.924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ff0000" draw:fill-color="#729fcf" draw:fill-image-width="0cm" draw:fill-image-height="0cm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916cm" fo:min-width="9.666cm" draw:shadow="hidden"/>
    </style:style>
    <style:style style:name="gr9" style:family="graphic" style:parent-style-name="standard">
      <style:graphic-properties draw:fill-color="#0084d1" draw:fill-image-width="0cm" draw:fill-image-height="0cm" draw:textarea-horizontal-align="justify" draw:textarea-vertical-align="middle" draw:auto-grow-height="false" fo:min-height="0.022cm" fo:min-width="0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fo:min-height="0.086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0.171cm"/>
    </style:style>
    <style:style style:name="gr12" style:family="graphic" style:parent-style-name="standard">
      <style:graphic-properties svg:stroke-color="#000000" draw:fill-color="#729fcf" draw:fill-image-width="0cm" draw:fill-image-height="0cm" draw:textarea-vertical-align="middle"/>
    </style:style>
    <style:style style:name="gr13" style:family="graphic" style:parent-style-name="standard">
      <style:graphic-properties svg:stroke-color="#cc9900" draw:fill-color="#729fcf" draw:fill-image-width="0cm" draw:fill-image-height="0cm" draw:textarea-vertical-align="middle"/>
    </style:style>
    <style:style style:name="gr14" style:family="graphic" style:parent-style-name="standard">
      <style:graphic-properties svg:stroke-color="#ff66ff" draw:fill-color="#729fcf" draw:fill-image-width="0cm" draw:fill-image-height="0cm" draw:textarea-vertical-align="middle"/>
    </style:style>
    <style:style style:name="gr15" style:family="graphic" style:parent-style-name="standard">
      <style:graphic-properties svg:stroke-color="#00cc00" draw:fill-color="#729fcf" draw:fill-image-width="0cm" draw:fill-image-height="0cm" draw:textarea-vertical-align="middle"/>
    </style:style>
    <style:style style:name="gr16" style:family="graphic" style:parent-style-name="standard">
      <style:graphic-properties svg:stroke-color="#66ffff" draw:fill-color="#729fcf" draw:fill-image-width="0cm" draw:fill-image-height="0cm" draw:textarea-vertical-align="middle"/>
    </style:style>
    <style:style style:name="gr17" style:family="graphic" style:parent-style-name="standard">
      <style:graphic-properties svg:stroke-color="#009999" draw:fill-color="#729fcf" draw:fill-image-width="0cm" draw:fill-image-height="0cm" draw:textarea-vertical-align="middle"/>
    </style:style>
    <style:style style:name="gr18" style:family="graphic" style:parent-style-name="standard">
      <style:graphic-properties draw:fill-color="#729fcf" draw:fill-image-width="0cm" draw:fill-image-height="0cm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729fcf" draw:fill-image-width="0cm" draw:fill-image-height="0cm" draw:textarea-vertical-align="middle"/>
    </style:style>
    <style:style style:name="gr20" style:family="graphic" style:parent-style-name="objectwithoutfill">
      <style:graphic-properties svg:stroke-color="#ff0000" draw:marker-end="Arrow" draw:marker-end-width="0.3cm" draw:fill="none" draw:fill-color="#729fcf" draw:fill-image-width="0cm" draw:fill-image-height="0cm" draw:textarea-vertical-align="middle"/>
    </style:style>
    <style:style style:name="gr21" style:family="graphic" style:parent-style-name="standard">
      <style:graphic-properties svg:stroke-opacity="100%" draw:opacity="50%" draw:textarea-horizontal-align="justify" draw:textarea-vertical-align="middle" draw:auto-grow-height="false" fo:min-height="0.834cm" fo:min-width="2.684cm"/>
    </style:style>
    <style:style style:name="gr22" style:family="graphic" style:parent-style-name="standard">
      <style:graphic-properties draw:fill-color="#729fcf" draw:opacity="50%" draw:fill-image-width="0cm" draw:fill-image-height="0cm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ff0000" draw:fill-color="#ff0000" draw:fill-image-width="0cm" draw:fill-image-height="0cm" draw:textarea-vertical-align="middle"/>
    </style:style>
    <style:style style:name="gr24" style:family="graphic" style:parent-style-name="standard">
      <style:graphic-properties svg:stroke-opacity="100%" draw:opacity="50%" draw:textarea-horizontal-align="justify" draw:textarea-vertical-align="middle" draw:auto-grow-height="false" fo:min-height="0.95cm" fo:min-width="2cm"/>
    </style:style>
    <style:style style:name="gr25" style:family="graphic" style:parent-style-name="standard">
      <style:graphic-properties draw:textarea-horizontal-align="justify" draw:textarea-vertical-align="middle" draw:auto-grow-height="false" fo:min-height="0.291cm" fo:min-width="0.542cm"/>
    </style:style>
    <style:style style:name="gr26" style:family="graphic" style:parent-style-name="standard">
      <style:graphic-properties draw:textarea-horizontal-align="justify" draw:textarea-vertical-align="middle" draw:auto-grow-height="false" fo:min-height="0.291cm" fo:min-width="0.465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svg:stroke-color="#000000" draw:textarea-vertical-align="middle"/>
    </style:style>
    <style:style style:name="gr29" style:family="graphic" style:parent-style-name="standard">
      <style:graphic-properties svg:stroke-color="#ff0000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7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8pt" style:font-size-complex="8pt"/>
    </style:style>
    <style:style style:name="P4" style:family="paragraph">
      <style:paragraph-properties fo:text-align="center"/>
      <style:text-properties fo:font-size="2pt" style:font-size-asian="2pt" style:font-size-complex="2pt"/>
    </style:style>
    <style:style style:name="P5" style:family="paragraph">
      <style:paragraph-properties fo:text-align="center"/>
      <style:text-properties style:font-name="Liberation Serif Sans1" fo:font-size="2pt" fo:letter-spacing="-0.011cm" style:font-size-asian="2pt" style:font-size-complex="2pt"/>
    </style:style>
    <style:style style:name="P6" style:family="paragraph">
      <loext:graphic-properties draw:fill-color="#729fcf" draw:fill-image-width="0cm" draw:fill-image-height="0cm"/>
      <style:paragraph-properties fo:text-align="center"/>
      <style:text-properties fo:font-size="6pt" style:font-size-asian="18pt" style:font-size-complex="18pt"/>
    </style:style>
    <style:style style:name="P7" style:family="paragraph">
      <loext:graphic-properties draw:fill-color="#0084d1" draw:fill-image-width="0cm" draw:fill-image-height="0cm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-color="#0084d1" draw:fill-image-width="0cm" draw:fill-image-height="0cm"/>
      <style:paragraph-properties fo:text-align="center"/>
      <style:text-properties fo:font-size="6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 draw:fill-image-width="0cm" draw:fill-image-height="0cm"/>
      <style:paragraph-properties fo:text-align="start"/>
      <style:text-properties fo:font-size="2pt" style:font-size-asian="2pt" style:font-size-complex="2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 draw:fill-image-width="0cm" draw:fill-image-height="0cm"/>
      <style:paragraph-properties fo:text-align="end"/>
      <style:text-properties fo:font-size="2pt" style:font-size-asian="2pt" style:font-size-complex="2pt"/>
    </style:style>
    <style:style style:name="P13" style:family="paragraph">
      <loext:graphic-properties draw:fill-color="#729fcf" draw:fill-image-width="0cm" draw:fill-image-height="0cm"/>
      <style:paragraph-properties fo:text-align="center"/>
      <style:text-properties fo:font-size="2pt" style:font-size-asian="2pt" style:font-size-complex="2pt"/>
    </style:style>
    <style:style style:name="P14" style:family="paragraph">
      <loext:graphic-properties draw:fill="none" draw:fill-color="#729fcf" draw:fill-image-width="0cm" draw:fill-image-height="0cm"/>
      <style:paragraph-properties fo:text-align="center"/>
      <style:text-properties fo:font-size="6pt" style:font-size-asian="18pt" style:font-size-complex="18pt"/>
    </style:style>
    <style:style style:name="P15" style:family="paragraph">
      <style:paragraph-properties fo:margin-top="0.8cm" fo:margin-bottom="0cm" fo:text-align="center"/>
    </style:style>
    <style:style style:name="P16" style:family="paragraph">
      <style:paragraph-properties fo:margin-top="0.5cm" fo:margin-bottom="0cm" fo:text-align="center"/>
    </style:style>
    <style:style style:name="P17" style:family="paragraph">
      <loext:graphic-properties draw:opacity="50%"/>
      <style:paragraph-properties fo:margin-top="0.8cm" fo:margin-bottom="0cm" fo:text-align="center"/>
      <style:text-properties fo:font-size="6pt" style:font-size-asian="6pt" style:font-size-complex="6pt"/>
    </style:style>
    <style:style style:name="P18" style:family="paragraph">
      <loext:graphic-properties draw:fill-color="#729fcf" draw:opacity="50%" draw:fill-image-width="0cm" draw:fill-image-height="0cm"/>
      <style:paragraph-properties fo:text-align="center"/>
      <style:text-properties fo:font-size="2pt" style:font-size-asian="2pt" style:font-size-complex="2pt"/>
    </style:style>
    <style:style style:name="P19" style:family="paragraph">
      <loext:graphic-properties draw:fill-color="#ff0000" draw:fill-image-width="0cm" draw:fill-image-height="0cm"/>
      <style:paragraph-properties fo:text-align="center"/>
      <style:text-properties fo:font-size="6pt" style:font-size-asian="18pt" style:font-size-complex="18pt"/>
    </style:style>
    <style:style style:name="P20" style:family="paragraph">
      <loext:graphic-properties draw:opacity="50%"/>
      <style:paragraph-properties fo:margin-top="0.5cm" fo:margin-bottom="0cm" fo:text-align="center"/>
      <style:text-properties fo:font-size="6pt" style:font-size-asian="6pt" style:font-size-complex="6pt"/>
    </style:style>
    <style:style style:name="P21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8pt" style:font-size-complex="8pt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style:text-position="-33% 58%" fo:font-size="2pt" style:font-size-asian="2pt" style:font-size-complex="2pt"/>
    </style:style>
    <style:style style:name="T5" style:family="text">
      <style:text-properties style:font-name="Liberation Serif Sans1" fo:font-size="2pt" fo:letter-spacing="-0.011cm" style:font-size-asian="2pt" style:font-size-complex="2pt"/>
    </style:style>
    <style:style style:name="T6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5" draw:id="id45" draw:layer="layout" svg:width="1.423cm" svg:height="0.599cm" svg:x="0.85cm" svg:y="0.85cm">
          <text:p text:style-name="P1"><text:span text:style-name="T1">Water te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3" draw:id="id43" draw:layer="layout" svg:width="1.424cm" svg:height="0.599cm" svg:x="2.508cm" svg:y="0.85cm">
          <text:p text:style-name="P1"><text:span text:style-name="T1">Oil te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7" draw:id="id47" draw:layer="layout" svg:width="1.423cm" svg:height="0.599cm" svg:x="4.17cm" svg:y="0.848cm">
          <text:p text:style-name="P1"><text:span text:style-name="T1">Oil pressure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9" draw:id="id49" draw:layer="layout" svg:width="1.423cm" svg:height="0.599cm" svg:x="5.838cm" svg:y="0.85cm">
          <text:p text:style-name="P1"><text:span text:style-name="T1">Ext. te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1" draw:id="id51" draw:layer="layout" svg:width="1.423cm" svg:height="0.599cm" svg:x="7.492cm" svg:y="0.85cm">
          <text:p text:style-name="P1"><text:span text:style-name="T1">Carb. lev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3" draw:id="id53" draw:layer="layout" svg:width="1.423cm" svg:height="0.599cm" svg:x="9.152cm" svg:y="0.85cm">
          <text:p text:style-name="P1"><text:span text:style-name="T1">Carb. flow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2" draw:layer="layout" svg:width="1.423cm" svg:height="0.599cm" svg:x="16.718cm" svg:y="0.85cm">
            <text:p text:style-name="P1"><text:span text:style-name="T1">Voltmeter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424cm" svg:height="0.599cm" svg:x="18.376cm" svg:y="0.85cm">
            <text:p text:style-name="P1"><text:span text:style-name="T1">Current meter</text:span></text:p>
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draw:layer="layout" svg:width="1.423cm" svg:height="0.599cm" svg:x="15.05cm" svg:y="0.85cm">
          <text:p text:style-name="P1"><text:span text:style-name="T1">Tachymet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23cm" svg:height="0.599cm" svg:x="24.114cm" svg:y="0.85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24cm" svg:height="0.599cm" svg:x="25.772cm" svg:y="0.85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23cm" svg:height="0.599cm" svg:x="27.427cm" svg:y="0.851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4" draw:text-style-name="P3" draw:layer="layout" svg:width="2.4cm" svg:height="0.7cm" draw:transform="rotate (0.000174532925199433) translate (4.3cm 4.35cm)">
              <text:p text:style-name="P1"><text:span text:style-name="T2">MCP3008</text:span></text:p>
              <draw:enhanced-geometry svg:viewBox="0 0 21600 21600" draw:mirror-horizontal="true" draw:mirror-vertical="false" draw:path-stretchpoint-x="10800" draw:path-stretchpoint-y="10800" draw:text-areas="?f3 ?f4 ?f5 ?f6" draw:type="round-rectangle" draw:modifiers="2495.8630527817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5" draw:text-style-name="P1" draw:layer="layout" svg:width="0.2cm" svg:height="0.2cm" draw:transform="rotate (1.5707963267949) translate (6.6cm 4.806cm)">
            <text:p/>
            <draw:enhanced-geometry draw:mirror-horizontal="true" draw:mirror-vertical="false" draw:glue-point-type="segments" draw:type="mso-spt100" draw:modifiers="179.75824709073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6" draw:text-style-name="P4" draw:layer="layout" svg:width="0.251cm" svg:height="0.1cm" draw:transform="rotate (-1.5707963267949) translate (6.6cm 4.1cm)">
          <text:p text:style-name="P1"><text:span text:style-name="T3">C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68" draw:id="id68" draw:layer="layout" svg:width="0.251cm" svg:height="0.1cm" draw:transform="rotate (-1.5707963267949) translate (6.3cm 4.1cm)">
          <text:p text:style-name="P1"><text:span text:style-name="T3">C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41" draw:id="id41" draw:layer="layout" svg:width="0.251cm" svg:height="0.1cm" draw:transform="rotate (-1.5707963267949) translate (6cm 4.1cm)">
          <text:p text:style-name="P1"><text:span text:style-name="T3">C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40" draw:id="id40" draw:layer="layout" svg:width="0.251cm" svg:height="0.1cm" draw:transform="rotate (-1.5707963267949) translate (5.7cm 4.1cm)">
          <text:p text:style-name="P1"><text:span text:style-name="T3">CH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39" draw:id="id39" draw:layer="layout" svg:width="0.251cm" svg:height="0.1cm" draw:transform="rotate (-1.5707963267949) translate (5.4cm 4.1cm)">
          <text:p text:style-name="P1"><text:span text:style-name="T3">CH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38" draw:id="id38" draw:layer="layout" svg:width="0.251cm" svg:height="0.1cm" draw:transform="rotate (-1.5707963267949) translate (5.1cm 4.1cm)">
          <text:p text:style-name="P1"><text:span text:style-name="T3">CH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37" draw:id="id37" draw:layer="layout" svg:width="0.251cm" svg:height="0.1cm" draw:transform="rotate (-1.5707963267949) translate (4.8cm 4.1cm)">
          <text:p text:style-name="P1"><text:span text:style-name="T3">CH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36" draw:id="id36" draw:layer="layout" svg:width="0.251cm" svg:height="0.1cm" draw:transform="rotate (-1.5707963267949) translate (4.5cm 4.1cm)">
          <text:p text:style-name="P1"><text:span text:style-name="T3">CH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" draw:id="id1" draw:layer="layout" svg:width="0.246cm" svg:height="0.1cm" draw:transform="rotate (-1.5707963267949) translate (6.6cm 5.048cm)">
          <text:p text:style-name="P1"><text:span text:style-name="T3">V</text:span><text:span text:style-name="T4">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0.246cm" svg:height="0.1cm" draw:transform="rotate (-1.5707963267949) translate (6.3cm 5.048cm)">
          <text:p text:style-name="P1"><text:span text:style-name="T3">V</text:span><text:span text:style-name="T4">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8" draw:id="id8" draw:layer="layout" svg:width="0.246cm" svg:height="0.1cm" draw:transform="rotate (-1.5707963267949) translate (6cm 5.048cm)">
          <text:p text:style-name="P1"><text:span text:style-name="T3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3" draw:id="id13" draw:layer="layout" svg:width="0.246cm" svg:height="0.1cm" draw:transform="rotate (-1.5707963267949) translate (5.7cm 5.048cm)">
          <text:p text:style-name="P1"><text:span text:style-name="T3">C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7" draw:id="id17" draw:layer="layout" svg:width="0.246cm" svg:height="0.1cm" draw:transform="rotate (-1.5707963267949) translate (5.4cm 5.048cm)">
          <text:p text:style-name="P1"><text:span text:style-name="T3">D</text:span><text:span text:style-name="T4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1" draw:id="id21" draw:layer="layout" svg:width="0.246cm" svg:height="0.1cm" draw:transform="rotate (-1.5707963267949) translate (5.1cm 5.048cm)">
          <text:p text:style-name="P1"><text:span text:style-name="T3">D</text:span><text:span text:style-name="T4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2" draw:id="id12" draw:layer="layout" svg:width="0.246cm" svg:height="0.1cm" draw:transform="rotate (-1.5707963267949) translate (4.5cm 5.048cm)">
          <text:p text:style-name="P1"><text:span text:style-name="T3">D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7" draw:id="id27" draw:layer="layout" svg:width="0.246cm" svg:height="0.1cm" draw:transform="rotate (-1.5707963267949) translate (4.8cm 5.048cm)">
          <text:p text:style-name="P1"><text:span text:style-name="T5">CS/SH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xml:id="id5" draw:id="id5" draw:layer="layout" draw:line-skew="-0.295cm" svg:x1="6.55cm" svg:y1="5.294cm" svg:x2="6.25cm" svg:y2="5.294cm" draw:start-shape="id1" draw:start-glue-point="1" draw:end-shape="id2" draw:end-glue-point="1" svg:d="M6550 5294v206h-300v-206" svg:viewBox="0 0 301 207">
          <text:p/>
        </draw:connector>
        <draw:g>
          <draw:g>
            <draw:g>
              <draw:custom-shape draw:style-name="gr4" draw:text-style-name="P3" draw:layer="layout" svg:width="2.4cm" svg:height="0.7cm" draw:transform="rotate (0.000174532925199433) translate (8.4cm 4.356cm)">
                <text:p text:style-name="P1"><text:span text:style-name="T2">MCP3008</text:span></text:p>
                <draw:enhanced-geometry svg:viewBox="0 0 21600 21600" draw:mirror-horizontal="true" draw:mirror-vertical="false" draw:path-stretchpoint-x="10800" draw:path-stretchpoint-y="10800" draw:text-areas="?f3 ?f4 ?f5 ?f6" draw:type="round-rectangle" draw:modifiers="2495.8630527817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5" draw:text-style-name="P1" draw:layer="layout" svg:width="0.2cm" svg:height="0.2cm" draw:transform="rotate (1.5707963267949) translate (10.7cm 4.812cm)">
              <text:p/>
              <draw:enhanced-geometry draw:mirror-horizontal="true" draw:mirror-vertical="false" draw:glue-point-type="segments" draw:type="mso-spt100" draw:modifiers="179.758247090732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custom-shape draw:style-name="gr6" draw:text-style-name="P4" draw:layer="layout" svg:width="0.251cm" svg:height="0.1cm" draw:transform="rotate (-1.5707963267949) translate (10.7cm 4.106cm)">
            <text:p text:style-name="P1"><text:span text:style-name="T3">CH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251cm" svg:height="0.1cm" draw:transform="rotate (-1.5707963267949) translate (10.4cm 4.106cm)">
            <text:p text:style-name="P1"><text:span text:style-name="T3">C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251cm" svg:height="0.1cm" draw:transform="rotate (-1.5707963267949) translate (10.1cm 4.106cm)">
            <text:p text:style-name="P1"><text:span text:style-name="T3">CH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251cm" svg:height="0.1cm" draw:transform="rotate (-1.5707963267949) translate (9.8cm 4.106cm)">
            <text:p text:style-name="P1"><text:span text:style-name="T3">CH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251cm" svg:height="0.1cm" draw:transform="rotate (-1.5707963267949) translate (9.5cm 4.106cm)">
            <text:p text:style-name="P1"><text:span text:style-name="T3">CH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251cm" svg:height="0.1cm" draw:transform="rotate (-1.5707963267949) translate (9.2cm 4.106cm)">
            <text:p text:style-name="P1"><text:span text:style-name="T3">CH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251cm" svg:height="0.1cm" draw:transform="rotate (-1.5707963267949) translate (8.9cm 4.106cm)">
            <text:p text:style-name="P1"><text:span text:style-name="T3">CH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251cm" svg:height="0.1cm" draw:transform="rotate (-1.5707963267949) translate (8.6cm 4.106cm)">
            <text:p text:style-name="P1"><text:span text:style-name="T3">CH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4" draw:id="id4" draw:layer="layout" svg:width="0.246cm" svg:height="0.1cm" draw:transform="rotate (-1.5707963267949) translate (10.7cm 5.054cm)">
            <text:p text:style-name="P1"><text:span text:style-name="T3">V</text:span><text:span text:style-name="T4">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3" draw:id="id3" draw:layer="layout" svg:width="0.246cm" svg:height="0.1cm" draw:transform="rotate (-1.5707963267949) translate (10.4cm 5.054cm)">
            <text:p text:style-name="P1"><text:span text:style-name="T3">V</text:span><text:span text:style-name="T4">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11" draw:id="id11" draw:layer="layout" svg:width="0.246cm" svg:height="0.1cm" draw:transform="rotate (-1.5707963267949) translate (10.1cm 5.054cm)">
            <text:p text:style-name="P1"><text:span text:style-name="T3">A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14" draw:id="id14" draw:layer="layout" svg:width="0.246cm" svg:height="0.1cm" draw:transform="rotate (-1.5707963267949) translate (9.8cm 5.054cm)">
            <text:p text:style-name="P1"><text:span text:style-name="T3">CL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18" draw:id="id18" draw:layer="layout" svg:width="0.246cm" svg:height="0.1cm" draw:transform="rotate (-1.5707963267949) translate (9.5cm 5.054cm)">
            <text:p text:style-name="P1"><text:span text:style-name="T3">D</text:span><text:span text:style-name="T4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22" draw:id="id22" draw:layer="layout" svg:width="0.246cm" svg:height="0.1cm" draw:transform="rotate (-1.5707963267949) translate (9.2cm 5.054cm)">
            <text:p text:style-name="P1"><text:span text:style-name="T3">D</text:span><text:span text:style-name="T4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9" draw:id="id9" draw:layer="layout" svg:width="0.246cm" svg:height="0.1cm" draw:transform="rotate (-1.5707963267949) translate (8.6cm 5.054cm)">
            <text:p text:style-name="P1"><text:span text:style-name="T3">D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25" draw:id="id25" draw:layer="layout" svg:width="0.246cm" svg:height="0.1cm" draw:transform="rotate (-1.5707963267949) translate (8.9cm 5.054cm)">
            <text:p text:style-name="P1"><text:span text:style-name="T5">CS/SHD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6" xml:id="id6" draw:id="id6" draw:layer="layout" draw:line-skew="-0.301cm" svg:x1="10.35cm" svg:y1="5.3cm" svg:x2="10.65cm" svg:y2="5.3cm" draw:start-shape="id3" draw:start-glue-point="1" draw:end-shape="id4" draw:end-glue-point="1" svg:d="M10350 5300v200h300v-200" svg:viewBox="0 0 301 201">
          <text:p/>
        </draw:connector>
        <draw:path draw:style-name="gr8" draw:text-style-name="P1" draw:layer="layout" svg:width="2.4cm" svg:height="10.4cm" svg:x="13.7cm" svg:y="8.799cm" svg:viewBox="0 0 2401 10401" svg:d="M0 10001c0 200 200 400 400 400h1600c200 0 401-200 401-400v-9600c0-200-201-401-401-401h-1600c-200 0-400 201-400 401zM0 10401zM2401 0zM1200 301v9800z">
          <text:p/>
        </draw:path>
        <draw:custom-shape draw:style-name="gr9" draw:text-style-name="P7" draw:layer="layout" svg:width="0.3cm" svg:height="0.3cm" svg:x="13.9cm" svg:y="18.6cm">
          <text:p text:style-name="P1"><text:span text:style-name="T1">3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8.6cm">
          <text:p text:style-name="P1"><text:span text:style-name="T1">4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8.1cm">
          <text:p text:style-name="P1"><text:span text:style-name="T1">3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8.1cm">
          <text:p text:style-name="P1"><text:span text:style-name="T1">3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7.6cm">
          <text:p text:style-name="P1"><text:span text:style-name="T1">3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7.6cm">
          <text:p text:style-name="P1"><text:span text:style-name="T1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7.1cm">
          <text:p text:style-name="P1"><text:span text:style-name="T1">3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7.1cm">
          <text:p text:style-name="P1"><text:span text:style-name="T1">3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6.6cm">
          <text:p text:style-name="P1"><text:span text:style-name="T1">3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6.6cm">
          <text:p text:style-name="P1"><text:span text:style-name="T1">3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6.1cm">
          <text:p text:style-name="P1"><text:span text:style-name="T1">2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6.1cm">
          <text:p text:style-name="P1"><text:span text:style-name="T1">3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5.6cm">
          <text:p text:style-name="P1"><text:span text:style-name="T1">2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5.6cm">
          <text:p text:style-name="P1"><text:span text:style-name="T1">2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5.1cm">
          <text:p text:style-name="P1"><text:span text:style-name="T1">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6" draw:id="id26" draw:layer="layout" svg:width="0.3cm" svg:height="0.3cm" svg:x="15.6cm" svg:y="15.1cm">
          <text:p text:style-name="P1"><text:span text:style-name="T1">2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6" draw:id="id16" draw:layer="layout" svg:width="0.3cm" svg:height="0.3cm" svg:x="13.9cm" svg:y="14.6cm">
          <text:p text:style-name="P1"><text:span text:style-name="T1">2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8" draw:id="id28" draw:layer="layout" svg:width="0.3cm" svg:height="0.3cm" svg:x="15.6cm" svg:y="14.6cm">
          <text:p text:style-name="P1"><text:span text:style-name="T1">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0" draw:id="id20" draw:layer="layout" svg:width="0.3cm" svg:height="0.3cm" svg:x="13.9cm" svg:y="14.1cm">
          <text:p text:style-name="P1"><text:span text:style-name="T1">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4.1cm">
          <text:p text:style-name="P1"><text:span text:style-name="T1">2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4" draw:id="id24" draw:layer="layout" svg:width="0.3cm" svg:height="0.3cm" svg:x="13.9cm" svg:y="13.6cm">
          <text:p text:style-name="P1"><text:span text:style-name="T1">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3.6cm">
          <text:p text:style-name="P1"><text:span text:style-name="T1">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3.1cm">
          <text:p text:style-name="P1"><text:span text:style-name="T1">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3.1cm">
          <text:p text:style-name="P1"><text:span text:style-name="T1">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2.6cm">
          <text:p text:style-name="P1"><text:span text:style-name="T1">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2.6cm">
          <text:p text:style-name="P1"><text:span text:style-name="T1">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2.1cm">
          <text:p text:style-name="P1"><text:span text:style-name="T1">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5.6cm" svg:y="12.1cm">
          <text:p text:style-name="P1"><text:span text:style-name="T1">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1.6cm">
          <text:p text:style-name="P1"><text:span text:style-name="T1">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3" draw:id="id73" draw:layer="layout" svg:width="0.3cm" svg:height="0.3cm" svg:x="15.6cm" svg:y="11.6cm">
          <text:p text:style-name="P1"><text:span text:style-name="T1"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0" draw:id="id10" draw:layer="layout" svg:width="0.3cm" svg:height="0.3cm" svg:x="13.9cm" svg:y="11.1cm">
          <text:p text:style-name="P1"><text:span text:style-name="T1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61" draw:id="id61" draw:layer="layout" svg:width="0.3cm" svg:height="0.3cm" svg:x="15.6cm" svg:y="11.1cm">
          <text:p text:style-name="P1"><text:span text:style-name="T1">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3cm" svg:x="13.9cm" svg:y="10.6cm">
          <text:p text:style-name="P1"><text:span text:style-name="T1">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58" draw:id="id58" draw:layer="layout" svg:width="0.3cm" svg:height="0.3cm" svg:x="15.6cm" svg:y="10.6cm">
          <text:p text:style-name="P1"><text:span text:style-name="T1">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66" draw:id="id66" draw:layer="layout" svg:width="0.3cm" svg:height="0.3cm" svg:x="13.9cm" svg:y="10.1cm">
          <text:p text:style-name="P1"><text:span text:style-name="T1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56" draw:id="id56" draw:layer="layout" svg:width="0.3cm" svg:height="0.3cm" svg:x="15.6cm" svg:y="10.1cm">
          <text:p text:style-name="P1"><text:span text:style-name="T1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4" draw:id="id74" draw:layer="layout" svg:width="0.3cm" svg:height="0.3cm" svg:x="13.9cm" svg:y="9.6cm">
          <text:p text:style-name="P1"><text:span text:style-name="T1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54" draw:id="id54" draw:layer="layout" svg:width="0.3cm" svg:height="0.3cm" svg:x="15.6cm" svg:y="9.6cm">
          <text:p text:style-name="P1"><text:span text:style-name="T1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62" draw:id="id62" draw:layer="layout" svg:width="0.3cm" svg:height="0.3cm" svg:x="13.9cm" svg:y="9.1cm">
          <text:p text:style-name="P1"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7" draw:id="id7" draw:layer="layout" svg:width="0.3cm" svg:height="0.3cm" svg:x="15.6cm" svg:y="9.1cm">
          <text:p text:style-name="P1"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cm" svg:height="0.336cm" svg:x="14cm" svg:y="9.083cm">
          <draw:text-box>
            <text:p text:style-name="P9"><text:span text:style-name="T3">3,3V DC Power</text:span></text:p>
          </draw:text-box>
        </draw:frame>
        <draw:frame draw:style-name="gr10" draw:text-style-name="P12" draw:layer="layout" svg:width="1cm" svg:height="0.336cm" svg:x="14.8cm" svg:y="9.083cm">
          <draw:text-box>
            <text:p text:style-name="P11"><text:span text:style-name="T3">DC Power 5V</text:span></text:p>
          </draw:text-box>
        </draw:frame>
        <draw:frame draw:style-name="gr10" draw:text-style-name="P12" draw:layer="layout" svg:width="1cm" svg:height="0.336cm" svg:x="14.8cm" svg:y="9.6cm">
          <draw:text-box>
            <text:p text:style-name="P11"><text:span text:style-name="T3">DC Power 5V</text:span></text:p>
          </draw:text-box>
        </draw:frame>
        <draw:frame draw:style-name="gr10" draw:text-style-name="P12" draw:layer="layout" svg:width="1cm" svg:height="0.336cm" svg:x="14.8cm" svg:y="10.1cm">
          <draw:text-box>
            <text:p text:style-name="P11"><text:span text:style-name="T3">Ground</text:span></text:p>
          </draw:text-box>
        </draw:frame>
        <draw:frame draw:style-name="gr10" draw:text-style-name="P12" draw:layer="layout" svg:width="1cm" svg:height="0.336cm" svg:x="14.8cm" svg:y="12.1cm">
          <draw:text-box>
            <text:p text:style-name="P11"><text:span text:style-name="T3">Ground</text:span></text:p>
          </draw:text-box>
        </draw:frame>
        <draw:frame draw:style-name="gr10" draw:text-style-name="P12" draw:layer="layout" svg:width="1cm" svg:height="0.336cm" svg:x="14.8cm" svg:y="13.6cm">
          <draw:text-box>
            <text:p text:style-name="P11"><text:span text:style-name="T3">Ground</text:span></text:p>
          </draw:text-box>
        </draw:frame>
        <draw:frame draw:style-name="gr10" draw:text-style-name="P12" draw:layer="layout" svg:width="1cm" svg:height="0.336cm" svg:x="14.8cm" svg:y="16.1cm">
          <draw:text-box>
            <text:p text:style-name="P11"><text:span text:style-name="T3">Ground</text:span></text:p>
          </draw:text-box>
        </draw:frame>
        <draw:frame draw:style-name="gr10" draw:text-style-name="P12" draw:layer="layout" svg:width="1cm" svg:height="0.336cm" svg:x="14.8cm" svg:y="17.1cm">
          <draw:text-box>
            <text:p text:style-name="P11"><text:span text:style-name="T3">Ground</text:span></text:p>
          </draw:text-box>
        </draw:frame>
        <draw:frame draw:style-name="gr10" draw:text-style-name="P10" draw:layer="layout" svg:width="1cm" svg:height="0.336cm" svg:x="14cm" svg:y="18.6cm">
          <draw:text-box>
            <text:p text:style-name="P9"><text:span text:style-name="T3">Ground</text:span></text:p>
          </draw:text-box>
        </draw:frame>
        <draw:frame draw:style-name="gr10" draw:text-style-name="P10" draw:layer="layout" svg:width="1cm" svg:height="0.336cm" svg:x="14cm" svg:y="15.1cm">
          <draw:text-box>
            <text:p text:style-name="P9"><text:span text:style-name="T3">Ground</text:span></text:p>
          </draw:text-box>
        </draw:frame>
        <draw:frame draw:style-name="gr10" draw:text-style-name="P10" draw:layer="layout" svg:width="1cm" svg:height="0.336cm" svg:x="14cm" svg:y="11.1cm">
          <draw:text-box>
            <text:p text:style-name="P9"><text:span text:style-name="T3">Ground</text:span></text:p>
          </draw:text-box>
        </draw:frame>
        <draw:frame draw:style-name="gr10" draw:text-style-name="P10" draw:layer="layout" svg:width="1cm" svg:height="0.336cm" svg:x="14cm" svg:y="13.1cm">
          <draw:text-box>
            <text:p text:style-name="P9"><text:span text:style-name="T3">3,3V DC Power</text:span></text:p>
          </draw:text-box>
        </draw:frame>
        <draw:frame draw:style-name="gr11" draw:text-style-name="P10" draw:layer="layout" svg:width="1.2cm" svg:height="0.421cm" svg:x="14cm" svg:y="9.539cm">
          <draw:text-box>
            <text:p text:style-name="P9"><text:span text:style-name="T3">GPIO02</text:span></text:p>
            <text:p text:style-name="P9"><text:span text:style-name="T3">(SDA1 , I²C)</text:span></text:p>
          </draw:text-box>
        </draw:frame>
        <draw:frame draw:style-name="gr11" draw:text-style-name="P10" draw:layer="layout" svg:width="1.2cm" svg:height="0.421cm" svg:x="13.998cm" svg:y="10.038cm">
          <draw:text-box>
            <text:p text:style-name="P9"><text:span text:style-name="T3">GPIO03</text:span></text:p>
            <text:p text:style-name="P9"><text:span text:style-name="T3">(SCL1 , I²C)</text:span></text:p>
          </draw:text-box>
        </draw:frame>
        <draw:frame draw:style-name="gr11" draw:text-style-name="P10" draw:layer="layout" svg:width="1.3cm" svg:height="0.421cm" svg:x="14.001cm" svg:y="10.535cm">
          <draw:text-box>
            <text:p text:style-name="P9"><text:span text:style-name="T3">GPIO04</text:span></text:p>
            <text:p text:style-name="P9"><text:span text:style-name="T3">(GPIO_GCLK)</text:span></text:p>
          </draw:text-box>
        </draw:frame>
        <draw:frame draw:style-name="gr11" draw:text-style-name="P10" draw:layer="layout" svg:width="1.3cm" svg:height="0.421cm" svg:x="14.001cm" svg:y="12.037cm">
          <draw:text-box>
            <text:p text:style-name="P9"><text:span text:style-name="T3">GPIO27</text:span></text:p>
            <text:p text:style-name="P9"><text:span text:style-name="T3">(GPIO_GEN2)</text:span></text:p>
          </draw:text-box>
        </draw:frame>
        <draw:frame draw:style-name="gr11" draw:text-style-name="P10" draw:layer="layout" svg:width="1.3cm" svg:height="0.421cm" svg:x="14.003cm" svg:y="11.539cm">
          <draw:text-box>
            <text:p text:style-name="P9"><text:span text:style-name="T3">GPIO17</text:span></text:p>
            <text:p text:style-name="P9"><text:span text:style-name="T3">(GPIO_GEN0)</text:span></text:p>
          </draw:text-box>
        </draw:frame>
        <draw:frame draw:style-name="gr11" draw:text-style-name="P10" draw:layer="layout" svg:width="1.3cm" svg:height="0.421cm" svg:x="14.003cm" svg:y="12.537cm">
          <draw:text-box>
            <text:p text:style-name="P9"><text:span text:style-name="T3">GPIO22</text:span></text:p>
            <text:p text:style-name="P9"><text:span text:style-name="T3">(GPIO_GEN3)</text:span></text:p>
          </draw:text-box>
        </draw:frame>
        <draw:frame draw:style-name="gr11" draw:text-style-name="P10" draw:layer="layout" svg:width="1.2cm" svg:height="0.421cm" svg:x="14.006cm" svg:y="13.528cm">
          <draw:text-box>
            <text:p text:style-name="P9"><text:span text:style-name="T3">GPIO10</text:span></text:p>
            <text:p text:style-name="P9"><text:span text:style-name="T3">(SPI_MOSI)</text:span></text:p>
          </draw:text-box>
        </draw:frame>
        <draw:frame draw:style-name="gr11" draw:text-style-name="P10" draw:layer="layout" svg:width="1.2cm" svg:height="0.421cm" svg:x="14.003cm" svg:y="14.044cm">
          <draw:text-box>
            <text:p text:style-name="P9"><text:span text:style-name="T3">GPIO09</text:span></text:p>
            <text:p text:style-name="P9"><text:span text:style-name="T3">(SPI_MISO)</text:span></text:p>
          </draw:text-box>
        </draw:frame>
        <draw:frame draw:style-name="gr11" draw:text-style-name="P10" draw:layer="layout" svg:width="1.2cm" svg:height="0.421cm" svg:x="14.002cm" svg:y="14.55cm">
          <draw:text-box>
            <text:p text:style-name="P9"><text:span text:style-name="T3">GPIO11</text:span></text:p>
            <text:p text:style-name="P9"><text:span text:style-name="T3">(SPI_CLK)</text:span></text:p>
          </draw:text-box>
        </draw:frame>
        <draw:frame draw:style-name="gr11" draw:text-style-name="P10" draw:layer="layout" svg:width="1.1cm" svg:height="0.421cm" svg:x="14.003cm" svg:y="15.534cm">
          <draw:text-box>
            <text:p text:style-name="P9"><text:span text:style-name="T3">ID_SD</text:span></text:p>
            <text:p text:style-name="P9"><text:span text:style-name="T3">(I²C ID EEPROM)</text:span></text:p>
          </draw:text-box>
        </draw:frame>
        <draw:frame draw:style-name="gr10" draw:text-style-name="P10" draw:layer="layout" svg:width="1.2cm" svg:height="0.336cm" svg:x="14cm" svg:y="16.1cm">
          <draw:text-box>
            <text:p text:style-name="P9"><text:span text:style-name="T3">GPIO05</text:span></text:p>
          </draw:text-box>
        </draw:frame>
        <draw:frame draw:style-name="gr10" draw:text-style-name="P10" draw:layer="layout" svg:width="1.2cm" svg:height="0.336cm" svg:x="14cm" svg:y="16.6cm">
          <draw:text-box>
            <text:p text:style-name="P9"><text:span text:style-name="T3">GPIO06</text:span></text:p>
          </draw:text-box>
        </draw:frame>
        <draw:frame draw:style-name="gr10" draw:text-style-name="P10" draw:layer="layout" svg:width="1.2cm" svg:height="0.336cm" svg:x="14cm" svg:y="17.1cm">
          <draw:text-box>
            <text:p text:style-name="P9"><text:span text:style-name="T3">GPIO13</text:span></text:p>
          </draw:text-box>
        </draw:frame>
        <draw:frame draw:style-name="gr10" draw:text-style-name="P10" draw:layer="layout" svg:width="1.2cm" svg:height="0.336cm" svg:x="14cm" svg:y="17.6cm">
          <draw:text-box>
            <text:p text:style-name="P9"><text:span text:style-name="T3">GPIO19</text:span></text:p>
          </draw:text-box>
        </draw:frame>
        <draw:frame draw:style-name="gr10" draw:text-style-name="P10" draw:layer="layout" svg:width="1.2cm" svg:height="0.336cm" svg:x="14cm" svg:y="18.1cm">
          <draw:text-box>
            <text:p text:style-name="P9"><text:span text:style-name="T3">GPIO26</text:span></text:p>
          </draw:text-box>
        </draw:frame>
        <draw:frame draw:style-name="gr10" draw:text-style-name="P12" draw:layer="layout" svg:width="1cm" svg:height="0.336cm" svg:x="14.8cm" svg:y="17.6cm">
          <draw:text-box>
            <text:p text:style-name="P11"><text:span text:style-name="T3">GPIO16</text:span></text:p>
          </draw:text-box>
        </draw:frame>
        <draw:frame draw:style-name="gr10" draw:text-style-name="P12" draw:layer="layout" svg:width="1cm" svg:height="0.336cm" svg:x="14.8cm" svg:y="18.1cm">
          <draw:text-box>
            <text:p text:style-name="P11"><text:span text:style-name="T3">GPIO20</text:span></text:p>
          </draw:text-box>
        </draw:frame>
        <draw:frame draw:style-name="gr10" draw:text-style-name="P12" draw:layer="layout" svg:width="1cm" svg:height="0.336cm" svg:x="14.8cm" svg:y="18.6cm">
          <draw:text-box>
            <text:p text:style-name="P11"><text:span text:style-name="T3">GPIO21</text:span></text:p>
          </draw:text-box>
        </draw:frame>
        <draw:frame draw:style-name="gr10" draw:text-style-name="P12" draw:layer="layout" svg:width="1cm" svg:height="0.336cm" svg:x="14.8cm" svg:y="16.6cm">
          <draw:text-box>
            <text:p text:style-name="P11"><text:span text:style-name="T3">GPIO12</text:span></text:p>
          </draw:text-box>
        </draw:frame>
        <draw:frame draw:style-name="gr11" draw:text-style-name="P12" draw:layer="layout" svg:width="1.1cm" svg:height="0.421cm" svg:x="14.703cm" svg:y="15.536cm">
          <draw:text-box>
            <text:p text:style-name="P11"><text:span text:style-name="T3">ID_SC</text:span></text:p>
            <text:p text:style-name="P11"><text:span text:style-name="T3">(I²C ED EEPROM)</text:span></text:p>
          </draw:text-box>
        </draw:frame>
        <draw:frame draw:style-name="gr11" draw:text-style-name="P12" draw:layer="layout" svg:width="1cm" svg:height="0.421cm" svg:x="14.804cm" svg:y="11.543cm">
          <draw:text-box>
            <text:p text:style-name="P11"><text:span text:style-name="T3">GPIO18</text:span></text:p>
            <text:p text:style-name="P11"><text:span text:style-name="T3">(GPIO_GEN1)</text:span></text:p>
          </draw:text-box>
        </draw:frame>
        <draw:frame draw:style-name="gr11" draw:text-style-name="P12" draw:layer="layout" svg:width="1.1cm" svg:height="0.421cm" svg:x="14.703cm" svg:y="10.543cm">
          <draw:text-box>
            <text:p text:style-name="P11"><text:span text:style-name="T3">GPIO14</text:span></text:p>
            <text:p text:style-name="P11"><text:span text:style-name="T3">(TXD0)</text:span></text:p>
          </draw:text-box>
        </draw:frame>
        <draw:frame draw:style-name="gr11" draw:text-style-name="P12" draw:layer="layout" svg:width="1.1cm" svg:height="0.421cm" svg:x="14.697cm" svg:y="11.048cm">
          <draw:text-box>
            <text:p text:style-name="P11"><text:span text:style-name="T3">GPIO15</text:span></text:p>
            <text:p text:style-name="P11"><text:span text:style-name="T3">(RXD0)</text:span></text:p>
          </draw:text-box>
        </draw:frame>
        <draw:frame draw:style-name="gr11" draw:text-style-name="P12" draw:layer="layout" svg:width="1cm" svg:height="0.421cm" svg:x="14.796cm" svg:y="12.53cm">
          <draw:text-box>
            <text:p text:style-name="P11"><text:span text:style-name="T3">GPIO23</text:span></text:p>
            <text:p text:style-name="P11"><text:span text:style-name="T3">(GPIO_GEN4)</text:span></text:p>
          </draw:text-box>
        </draw:frame>
        <draw:frame draw:style-name="gr11" draw:text-style-name="P12" draw:layer="layout" svg:width="1cm" svg:height="0.421cm" svg:x="14.802cm" svg:y="13.038cm">
          <draw:text-box>
            <text:p text:style-name="P11"><text:span text:style-name="T3">GPIO24</text:span></text:p>
            <text:p text:style-name="P11"><text:span text:style-name="T3">(GPIO_GEN5)</text:span></text:p>
          </draw:text-box>
        </draw:frame>
        <draw:frame draw:style-name="gr11" draw:text-style-name="P12" draw:layer="layout" svg:width="1cm" svg:height="0.421cm" svg:x="14.805cm" svg:y="14.044cm">
          <draw:text-box>
            <text:p text:style-name="P11"><text:span text:style-name="T3">GPIO25</text:span></text:p>
            <text:p text:style-name="P11"><text:span text:style-name="T3">(GPIO_GEN6)</text:span></text:p>
          </draw:text-box>
        </draw:frame>
        <draw:frame draw:style-name="gr11" draw:text-style-name="P12" draw:layer="layout" svg:width="1cm" svg:height="0.421cm" svg:x="14.802cm" svg:y="14.542cm">
          <draw:text-box>
            <text:p text:style-name="P11"><text:span text:style-name="T3">GPIO08</text:span></text:p>
            <text:p text:style-name="P11"><text:span text:style-name="T3">(SPI_CE0_N)</text:span></text:p>
          </draw:text-box>
        </draw:frame>
        <draw:frame draw:style-name="gr11" draw:text-style-name="P12" draw:layer="layout" svg:width="1cm" svg:height="0.421cm" svg:x="14.8cm" svg:y="15.044cm">
          <draw:text-box>
            <text:p text:style-name="P11"><text:span text:style-name="T3">GPIO07</text:span></text:p>
            <text:p text:style-name="P11"><text:span text:style-name="T3">(SPI_CE1_N)</text:span></text:p>
          </draw:text-box>
        </draw:frame>
        <draw:connector draw:style-name="gr7" draw:text-style-name="P6" draw:layer="layout" draw:line-skew="-0.401cm" svg:x1="6.4cm" svg:y1="5.5cm" svg:x2="10.5cm" svg:y2="5.5cm" draw:start-shape="id5" draw:start-glue-point="0" draw:end-shape="id6" draw:end-glue-point="0" svg:d="M6400 5500v100h4100v-100" svg:viewBox="0 0 4101 101">
          <text:p/>
        </draw:connector>
        <draw:connector draw:style-name="gr7" draw:text-style-name="P6" xml:id="id71" draw:id="id71" draw:layer="layout" svg:x1="10.5cm" svg:y1="5.5cm" svg:x2="15.9cm" svg:y2="9.25cm" draw:start-shape="id6" draw:start-glue-point="0" draw:end-shape="id7" draw:end-glue-point="1" svg:d="M10500 5500v1800h5902v1950h-502" svg:viewBox="0 0 5903 3751">
          <text:p/>
        </draw:connector>
        <draw:connector draw:style-name="gr12" draw:text-style-name="P6" draw:layer="layout" draw:line-skew="-0.101cm" svg:x1="5.95cm" svg:y1="5.294cm" svg:x2="8.55cm" svg:y2="5.3cm" draw:start-shape="id8" draw:start-glue-point="1" draw:end-shape="id9" draw:end-glue-point="1" svg:d="M5950 5294v406h2600v-400" svg:viewBox="0 0 2601 407">
          <text:p/>
        </draw:connector>
        <draw:connector draw:style-name="gr12" draw:text-style-name="P6" draw:layer="layout" svg:x1="13.9cm" svg:y1="11.25cm" svg:x2="8.55cm" svg:y2="5.3cm" draw:start-shape="id10" draw:start-glue-point="3" draw:end-shape="id9" draw:end-glue-point="1" svg:d="M13900 11250h-5350v-5950" svg:viewBox="0 0 5351 5951">
          <text:p/>
        </draw:connector>
        <draw:connector draw:style-name="gr12" draw:text-style-name="P6" draw:layer="layout" draw:line-skew="-0.101cm" svg:x1="8.55cm" svg:y1="5.3cm" svg:x2="10.05cm" svg:y2="5.3cm" draw:start-shape="id9" draw:start-glue-point="1" draw:end-shape="id11" draw:end-glue-point="1" svg:d="M8550 5300v400h1500v-400" svg:viewBox="0 0 1501 401">
          <text:p/>
        </draw:connector>
        <draw:connector draw:style-name="gr12" draw:text-style-name="P6" draw:layer="layout" draw:line-skew="-0.095cm" svg:x1="4.45cm" svg:y1="5.294cm" svg:x2="5.95cm" svg:y2="5.294cm" draw:start-shape="id12" draw:start-glue-point="1" draw:end-shape="id8" draw:end-glue-point="1" svg:d="M4450 5294v406h1500v-406" svg:viewBox="0 0 1501 407">
          <text:p/>
        </draw:connector>
        <draw:connector draw:style-name="gr13" draw:text-style-name="P6" xml:id="id15" draw:id="id15" draw:layer="layout" draw:line-skew="-0.001cm" svg:x1="5.65cm" svg:y1="5.294cm" svg:x2="9.75cm" svg:y2="5.3cm" draw:start-shape="id13" draw:start-glue-point="1" draw:end-shape="id14" draw:end-glue-point="1" svg:d="M5650 5294v506h4100v-500" svg:viewBox="0 0 4101 507">
          <text:p/>
        </draw:connector>
        <draw:connector draw:style-name="gr13" draw:text-style-name="P6" draw:layer="layout" svg:x1="7.7cm" svg:y1="5.8cm" svg:x2="13.9cm" svg:y2="14.75cm" draw:start-shape="id15" draw:start-glue-point="0" draw:end-shape="id16" draw:end-glue-point="3" svg:d="M7700 5800v8950h6200" svg:viewBox="0 0 6201 8951">
          <text:p/>
        </draw:connector>
        <draw:connector draw:style-name="gr14" draw:text-style-name="P6" xml:id="id19" draw:id="id19" draw:layer="layout" draw:line-skew="0.099cm" svg:x1="5.35cm" svg:y1="5.294cm" svg:x2="9.45cm" svg:y2="5.3cm" draw:start-shape="id17" draw:start-glue-point="1" draw:end-shape="id18" draw:end-glue-point="1" svg:d="M5350 5294v606h4100v-600" svg:viewBox="0 0 4101 607">
          <text:p/>
        </draw:connector>
        <draw:connector draw:style-name="gr14" draw:text-style-name="P6" draw:layer="layout" svg:x1="7.4cm" svg:y1="5.9cm" svg:x2="13.9cm" svg:y2="14.25cm" draw:start-shape="id19" draw:start-glue-point="0" draw:end-shape="id20" draw:end-glue-point="3" svg:d="M7400 5900v8350h6500" svg:viewBox="0 0 6501 8351">
          <text:p/>
        </draw:connector>
        <draw:connector draw:style-name="gr15" draw:text-style-name="P6" xml:id="id23" draw:id="id23" draw:layer="layout" draw:line-skew="0.199cm" svg:x1="5.05cm" svg:y1="5.294cm" svg:x2="9.15cm" svg:y2="5.3cm" draw:start-shape="id21" draw:start-glue-point="1" draw:end-shape="id22" draw:end-glue-point="1" svg:d="M5050 5294v706h4100v-700" svg:viewBox="0 0 4101 707">
          <text:p/>
        </draw:connector>
        <draw:connector draw:style-name="gr15" draw:text-style-name="P6" draw:layer="layout" svg:x1="7.1cm" svg:y1="6cm" svg:x2="13.9cm" svg:y2="13.75cm" draw:start-shape="id23" draw:start-glue-point="0" draw:end-shape="id24" draw:end-glue-point="3" svg:d="M7100 6000v7750h6800" svg:viewBox="0 0 6801 7751">
          <text:p/>
        </draw:connector>
        <draw:connector draw:style-name="gr16" draw:text-style-name="P6" draw:layer="layout" draw:line-skew="-4.131cm 2.198cm" svg:x1="8.85cm" svg:y1="5.3cm" svg:x2="15.9cm" svg:y2="15.25cm" draw:start-shape="id25" draw:start-glue-point="1" draw:end-shape="id26" draw:end-glue-point="1" svg:d="M8850 5300v800h9750v9150h-2700" svg:viewBox="0 0 9751 9951">
          <text:p/>
        </draw:connector>
        <draw:connector draw:style-name="gr17" draw:text-style-name="P6" draw:layer="layout" draw:line-skew="-3.778cm 1.998cm" svg:x1="4.75cm" svg:y1="5.294cm" svg:x2="15.9cm" svg:y2="14.75cm" draw:start-shape="id27" draw:start-glue-point="1" draw:end-shape="id28" draw:end-glue-point="1" svg:d="M4750 5294v906h13650v8550h-2500" svg:viewBox="0 0 13651 9457">
          <text:p/>
        </draw:connector>
        <draw:custom-shape draw:style-name="gr18" draw:text-style-name="P13" xml:id="id34" draw:id="id34" draw:layer="layout" svg:width="0.4cm" svg:height="0.1cm" draw:transform="rotate (1.5707963267949) translate (3.8cm 4.8cm)">
          <text:p text:style-name="P1"><text:span text:style-name="T3">4,7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33" draw:id="id33" draw:layer="layout" svg:width="0.4cm" svg:height="0.1cm" draw:transform="rotate (1.5707963267949) translate (3.6cm 4.8cm)">
          <text:p text:style-name="P1"><text:span text:style-name="T3">4,7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32" draw:id="id32" draw:layer="layout" svg:width="0.4cm" svg:height="0.1cm" draw:transform="rotate (1.5707963267949) translate (3.4cm 4.8cm)">
          <text:p text:style-name="P1"><text:span text:style-name="T3">4,7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31" draw:id="id31" draw:layer="layout" svg:width="0.4cm" svg:height="0.1cm" draw:transform="rotate (1.5707963267949) translate (3.2cm 4.8cm)">
          <text:p text:style-name="P1"><text:span text:style-name="T3">4,7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30" draw:id="id30" draw:layer="layout" svg:width="0.4cm" svg:height="0.1cm" draw:transform="rotate (1.5707963267949) translate (3cm 4.8cm)">
          <text:p text:style-name="P1"><text:span text:style-name="T3">4,7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29" draw:id="id29" draw:layer="layout" svg:width="0.4cm" svg:height="0.1cm" draw:transform="rotate (1.5707963267949) translate (2.8cm 4.8cm)">
          <text:p text:style-name="P1"><text:span text:style-name="T3">4,7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6" draw:layer="layout" draw:line-skew="-0.301cm" svg:x1="2.85cm" svg:y1="4.8cm" svg:x2="3.05cm" svg:y2="4.8cm" draw:start-shape="id29" draw:start-glue-point="3" draw:end-shape="id30" draw:end-glue-point="3" svg:d="M2850 4800v200h200v-200" svg:viewBox="0 0 201 201">
          <text:p/>
        </draw:connector>
        <draw:connector draw:style-name="gr19" draw:text-style-name="P6" xml:id="id35" draw:id="id35" draw:layer="layout" draw:line-skew="-0.301cm" svg:x1="3.05cm" svg:y1="4.8cm" svg:x2="3.25cm" svg:y2="4.8cm" draw:start-shape="id30" draw:start-glue-point="3" draw:end-shape="id31" draw:end-glue-point="3" svg:d="M3050 4800v200h200v-200" svg:viewBox="0 0 201 201">
          <text:p/>
        </draw:connector>
        <draw:connector draw:style-name="gr19" draw:text-style-name="P6" draw:layer="layout" draw:line-skew="-0.301cm" svg:x1="3.25cm" svg:y1="4.8cm" svg:x2="3.45cm" svg:y2="4.8cm" draw:start-shape="id31" draw:start-glue-point="3" draw:end-shape="id32" draw:end-glue-point="3" svg:d="M3250 4800v200h200v-200" svg:viewBox="0 0 201 201">
          <text:p/>
        </draw:connector>
        <draw:connector draw:style-name="gr19" draw:text-style-name="P6" draw:layer="layout" draw:line-skew="-0.301cm" svg:x1="3.45cm" svg:y1="4.8cm" svg:x2="3.65cm" svg:y2="4.8cm" draw:start-shape="id32" draw:start-glue-point="3" draw:end-shape="id33" draw:end-glue-point="3" svg:d="M3450 4800v200h200v-200" svg:viewBox="0 0 201 201">
          <text:p/>
        </draw:connector>
        <draw:connector draw:style-name="gr19" draw:text-style-name="P6" draw:layer="layout" draw:line-skew="-0.301cm" svg:x1="3.65cm" svg:y1="4.8cm" svg:x2="3.85cm" svg:y2="4.8cm" draw:start-shape="id33" draw:start-glue-point="3" draw:end-shape="id34" draw:end-glue-point="3" svg:d="M3650 4800v200h200v-200" svg:viewBox="0 0 201 201">
          <text:p/>
        </draw:connector>
        <draw:connector draw:style-name="gr20" draw:text-style-name="P14" draw:layer="layout" svg:x1="3.15cm" svg:y1="5cm" svg:x2="3.149cm" svg:y2="5.899cm" draw:start-shape="id35" draw:start-glue-point="0" svg:d="M3150 5000v700h-1v199" svg:viewBox="0 0 2 900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BATT +12V</text:span></text:p>
        </draw:connector>
        <draw:connector draw:style-name="gr19" draw:text-style-name="P6" xml:id="id44" draw:id="id44" draw:layer="layout" draw:line-skew="0.302cm" svg:x1="3.85cm" svg:y1="4.4cm" svg:x2="4.45cm" svg:y2="4.1cm" draw:start-shape="id34" draw:start-glue-point="1" draw:end-shape="id36" draw:end-glue-point="3" svg:d="M3850 4400v-500h600v200" svg:viewBox="0 0 601 501">
          <text:p/>
        </draw:connector>
        <draw:connector draw:style-name="gr19" draw:text-style-name="P6" xml:id="id42" draw:id="id42" draw:layer="layout" draw:line-skew="0.202cm" svg:x1="3.65cm" svg:y1="4.4cm" svg:x2="4.75cm" svg:y2="4.1cm" draw:start-shape="id33" draw:start-glue-point="1" draw:end-shape="id37" draw:end-glue-point="3" svg:d="M3650 4400v-600h1100v300" svg:viewBox="0 0 1101 601">
          <text:p/>
        </draw:connector>
        <draw:connector draw:style-name="gr19" draw:text-style-name="P6" xml:id="id46" draw:id="id46" draw:layer="layout" draw:line-skew="0.102cm" svg:x1="3.45cm" svg:y1="4.4cm" svg:x2="5.05cm" svg:y2="4.1cm" draw:start-shape="id32" draw:start-glue-point="1" draw:end-shape="id38" draw:end-glue-point="3" svg:d="M3450 4400v-700h1600v400" svg:viewBox="0 0 1601 701">
          <text:p/>
        </draw:connector>
        <draw:connector draw:style-name="gr19" draw:text-style-name="P6" xml:id="id48" draw:id="id48" draw:layer="layout" draw:line-skew="0.002cm" svg:x1="3.25cm" svg:y1="4.4cm" svg:x2="5.35cm" svg:y2="4.1cm" draw:start-shape="id31" draw:start-glue-point="1" draw:end-shape="id39" draw:end-glue-point="3" svg:d="M3250 4400v-800h2100v500" svg:viewBox="0 0 2101 801">
          <text:p/>
        </draw:connector>
        <draw:connector draw:style-name="gr19" draw:text-style-name="P6" xml:id="id50" draw:id="id50" draw:layer="layout" draw:line-skew="-0.098cm" svg:x1="3.05cm" svg:y1="4.4cm" svg:x2="5.65cm" svg:y2="4.1cm" draw:start-shape="id30" draw:start-glue-point="1" draw:end-shape="id40" draw:end-glue-point="3" svg:d="M3050 4400v-900h2600v600" svg:viewBox="0 0 2601 901">
          <text:p/>
        </draw:connector>
        <draw:connector draw:style-name="gr19" draw:text-style-name="P6" xml:id="id52" draw:id="id52" draw:layer="layout" draw:line-skew="-0.198cm" svg:x1="2.85cm" svg:y1="4.4cm" svg:x2="5.95cm" svg:y2="4.1cm" draw:start-shape="id29" draw:start-glue-point="1" draw:end-shape="id41" draw:end-glue-point="3" svg:d="M2850 4400v-1000h3100v700" svg:viewBox="0 0 3101 1001">
          <text:p/>
        </draw:connector>
        <draw:connector draw:style-name="gr19" draw:text-style-name="P6" draw:layer="layout" draw:line-skew="-0.925cm" svg:x1="4.2cm" svg:y1="3.8cm" svg:x2="3.22cm" svg:y2="1.449cm" draw:start-shape="id42" draw:start-glue-point="0" draw:end-shape="id43" draw:end-glue-point="2" svg:d="M4200 3800v-2100h-980v-251" svg:viewBox="0 0 981 2352">
          <text:p/>
        </draw:connector>
        <draw:connector draw:style-name="gr19" draw:text-style-name="P6" draw:layer="layout" draw:line-skew="-0.875cm" svg:x1="4.15cm" svg:y1="3.9cm" svg:x2="1.561cm" svg:y2="1.449cm" draw:start-shape="id44" draw:start-glue-point="0" draw:end-shape="id45" draw:end-glue-point="2" svg:d="M4150 3900v-2100h-2589v-351" svg:viewBox="0 0 2590 2452">
          <text:p/>
        </draw:connector>
        <draw:connector draw:style-name="gr19" draw:text-style-name="P6" draw:layer="layout" draw:line-skew="-0.874cm" svg:x1="4.25cm" svg:y1="3.7cm" svg:x2="4.882cm" svg:y2="1.447cm" draw:start-shape="id46" draw:start-glue-point="0" draw:end-shape="id47" draw:end-glue-point="2" svg:d="M4250 3700v-2000h632v-253" svg:viewBox="0 0 633 2254">
          <text:p/>
        </draw:connector>
        <draw:connector draw:style-name="gr19" draw:text-style-name="P6" draw:layer="layout" draw:line-skew="-0.725cm" svg:x1="4.3cm" svg:y1="3.6cm" svg:x2="6.549cm" svg:y2="1.449cm" draw:start-shape="id48" draw:start-glue-point="0" draw:end-shape="id49" svg:d="M4300 3600v-1800h2249v-351" svg:viewBox="0 0 2250 2152">
          <text:p/>
        </draw:connector>
        <draw:connector draw:style-name="gr19" draw:text-style-name="P6" draw:layer="layout" draw:line-skew="-0.575cm" svg:x1="4.35cm" svg:y1="3.5cm" svg:x2="8.203cm" svg:y2="1.449cm" draw:start-shape="id50" draw:start-glue-point="0" draw:end-shape="id51" draw:end-glue-point="2" svg:d="M4350 3500v-1600h3853v-451" svg:viewBox="0 0 3854 2052">
          <text:p/>
        </draw:connector>
        <draw:connector draw:style-name="gr19" draw:text-style-name="P6" draw:layer="layout" draw:line-skew="-0.425cm" svg:x1="4.4cm" svg:y1="3.4cm" svg:x2="9.863cm" svg:y2="1.449cm" draw:start-shape="id52" draw:start-glue-point="0" draw:end-shape="id53" draw:end-glue-point="2" svg:d="M4400 3400v-1400h5463v-551" svg:viewBox="0 0 5464 1952">
          <text:p/>
        </draw:connector>
        <draw:custom-shape draw:style-name="gr21" draw:text-style-name="P17" draw:layer="layout" svg:width="3.3cm" svg:height="1.2cm" svg:x="20.3cm" svg:y="0.7cm">
          <text:p text:style-name="P15"><text:span text:style-name="T1"/></text:p>
          <text:p text:style-name="P16"><text:span text:style-name="T1">GPS (Adafruit Ultimate GPS H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24cm" svg:height="0.599cm" svg:x="21.3cm" svg:y="0.85cm">
          <text:p text:style-name="P1"><text:span text:style-name="T1">Lat/Lon/Alt </text:span></text:p>
          <text:p text:style-name="P1"><text:span text:style-name="T1">position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0.3cm" svg:height="0.1cm" draw:transform="rotate (1.5707963267949) translate (21cm 2.2cm)">
          <text:p text:style-name="P1"><text:span text:style-name="T3">3,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0.3cm" svg:height="0.1cm" draw:transform="rotate (1.5707963267949) translate (21.2cm 2.2cm)">
          <text:p text:style-name="P1"><text:span text:style-name="T3">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0.3cm" svg:height="0.1cm" draw:transform="rotate (1.5707963267949) translate (21.4cm 2.2cm)">
          <text:p text:style-name="P1"><text:span text:style-name="T3">VB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xml:id="id72" draw:id="id72" draw:layer="layout" svg:width="0.3cm" svg:height="0.1cm" draw:transform="rotate (1.5707963267949) translate (21.6cm 2.2cm)">
          <text:p text:style-name="P1"><text:span text:style-name="T3">F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xml:id="id60" draw:id="id60" draw:layer="layout" svg:width="0.3cm" svg:height="0.1cm" draw:transform="rotate (1.5707963267949) translate (21.8cm 2.2cm)">
          <text:p text:style-name="P1"><text:span text:style-name="T3">T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xml:id="id59" draw:id="id59" draw:layer="layout" svg:width="0.3cm" svg:height="0.1cm" draw:transform="rotate (1.5707963267949) translate (22cm 2.2cm)">
          <text:p text:style-name="P1"><text:span text:style-name="T3">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xml:id="id57" draw:id="id57" draw:layer="layout" svg:width="0.3cm" svg:height="0.1cm" draw:transform="rotate (1.5707963267949) translate (22.2cm 2.2cm)">
          <text:p text:style-name="P1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xml:id="id55" draw:id="id55" draw:layer="layout" svg:width="0.3cm" svg:height="0.1cm" draw:transform="rotate (1.5707963267949) translate (22.4cm 2.2cm)">
          <text:p text:style-name="P1"><text:span text:style-name="T3">V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0.3cm" svg:height="0.1cm" draw:transform="rotate (1.5707963267949) translate (22.6cm 2.2cm)">
          <text:p text:style-name="P1"><text:span text:style-name="T3">P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9" draw:layer="layout" svg:x1="15.9cm" svg:y1="9.75cm" svg:x2="22.45cm" svg:y2="2.2cm" draw:start-shape="id54" draw:start-glue-point="1" draw:end-shape="id55" draw:end-glue-point="3" svg:d="M15900 9750h6550v-7550" svg:viewBox="0 0 6551 7551">
          <text:p/>
        </draw:connector>
        <draw:connector draw:style-name="gr12" draw:text-style-name="P6" draw:layer="layout" svg:x1="15.9cm" svg:y1="10.25cm" svg:x2="22.25cm" svg:y2="2.2cm" draw:start-shape="id56" draw:start-glue-point="1" draw:end-shape="id57" draw:end-glue-point="3" svg:d="M15900 10250h6350v-8050" svg:viewBox="0 0 6351 8051">
          <text:p/>
        </draw:connector>
        <draw:connector draw:style-name="gr19" draw:text-style-name="P6" draw:layer="layout" svg:x1="15.9cm" svg:y1="10.75cm" svg:x2="22.05cm" svg:y2="2.2cm" draw:start-shape="id58" draw:start-glue-point="1" draw:end-shape="id59" draw:end-glue-point="3" svg:d="M15900 10750h6150v-8550" svg:viewBox="0 0 6151 8551">
          <text:p/>
        </draw:connector>
        <draw:connector draw:style-name="gr19" draw:text-style-name="P6" draw:layer="layout" svg:x1="21.85cm" svg:y1="2.2cm" svg:x2="15.9cm" svg:y2="11.25cm" draw:start-shape="id60" draw:start-glue-point="3" draw:end-shape="id61" draw:end-glue-point="1" svg:d="M21850 2200v9050h-5950" svg:viewBox="0 0 5951 9051">
          <text:p/>
        </draw:connector>
        <draw:custom-shape draw:style-name="gr24" draw:text-style-name="P20" draw:layer="layout" svg:width="2.5cm" svg:height="1.2cm" svg:x="12.4cm" svg:y="0.7cm">
          <text:p text:style-name="P16"><text:span text:style-name="T1"/></text:p>
          <text:p text:style-name="P16"><text:span text:style-name="T1">Adafruit 10-DOF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1.1cm" svg:height="0.599cm" svg:x="13.7cm" svg:y="0.848cm">
          <text:p text:style-name="P1"><text:span text:style-name="T1">Int. temp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1.023cm" svg:height="0.599cm" svg:x="12.477cm" svg:y="0.85cm">
          <text:p text:style-name="P1"><text:span text:style-name="T1">Attitud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0.3cm" svg:height="0.1cm" draw:transform="rotate (1.5707963267949) translate (12.682cm 2.2cm)">
          <text:p text:style-name="P1"><text:span text:style-name="T3">VIN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xml:id="id63" draw:id="id63" draw:layer="layout" svg:width="0.3cm" svg:height="0.1cm" draw:transform="rotate (1.5707963267949) translate (12.882cm 2.2cm)">
          <text:p text:style-name="P1"><text:span text:style-name="T3">3Vo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xml:id="id64" draw:id="id64" draw:layer="layout" svg:width="0.3cm" svg:height="0.1cm" draw:transform="rotate (1.5707963267949) translate (13.082cm 2.2cm)">
          <text:p text:style-name="P1"><text:span text:style-name="T3">GND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xml:id="id65" draw:id="id65" draw:layer="layout" svg:width="0.3cm" svg:height="0.1cm" draw:transform="rotate (1.5707963267949) translate (13.282cm 2.2cm)">
          <text:p text:style-name="P1"><text:span text:style-name="T3">SCL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xml:id="id75" draw:id="id75" draw:layer="layout" svg:width="0.3cm" svg:height="0.1cm" draw:transform="rotate (1.5707963267949) translate (13.482cm 2.2cm)">
          <text:p text:style-name="P1"><text:span text:style-name="T3">SDA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0.3cm" svg:height="0.1cm" draw:transform="rotate (1.5707963267949) translate (13.682cm 2.2cm)">
          <text:p text:style-name="P1"><text:span text:style-name="T3">GINT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0.3cm" svg:height="0.1cm" draw:transform="rotate (1.5707963267949) translate (13.882cm 2.2cm)">
          <text:p text:style-name="P1"><text:span text:style-name="T3">GRDY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0.3cm" svg:height="0.1cm" draw:transform="rotate (1.5707963267949) translate (14.082cm 2.2cm)">
          <text:p text:style-name="P1"><text:span text:style-name="T3">LIN1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0.3cm" svg:height="0.1cm" draw:transform="rotate (1.5707963267949) translate (14.282cm 2.2cm)">
          <text:p text:style-name="P1"><text:span text:style-name="T3">LIN2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0.3cm" svg:height="0.1cm" draw:transform="rotate (1.5707963267949) translate (14.482cm 2.2cm)">
          <text:p text:style-name="P1"><text:span text:style-name="T3">LRDY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13.9cm" svg:y1="9.25cm" svg:x2="12.932cm" svg:y2="2.2cm" draw:start-shape="id62" draw:start-glue-point="3" draw:end-shape="id63" draw:end-glue-point="3" svg:d="M13900 9250h-968v-7050" svg:viewBox="0 0 969 7051">
          <text:p/>
        </draw:connector>
        <draw:connector draw:style-name="gr12" draw:text-style-name="P6" draw:layer="layout" svg:x1="13.9cm" svg:y1="11.25cm" svg:x2="13.132cm" svg:y2="2.2cm" draw:start-shape="id10" draw:start-glue-point="3" draw:end-shape="id64" draw:end-glue-point="3" svg:d="M13900 11250h-768v-9050" svg:viewBox="0 0 769 9051">
          <text:p/>
        </draw:connector>
        <draw:connector draw:style-name="gr19" draw:text-style-name="P6" draw:layer="layout" svg:x1="13.332cm" svg:y1="2.2cm" svg:x2="13.9cm" svg:y2="10.25cm" draw:start-shape="id65" draw:start-glue-point="3" draw:end-shape="id66" draw:end-glue-point="3" svg:d="M13332 2200v8050h568" svg:viewBox="0 0 569 8051">
          <text:p/>
        </draw:connector>
        <draw:g>
          <draw:custom-shape draw:style-name="gr2" draw:text-style-name="P2" draw:layer="layout" svg:width="1.424cm" svg:height="0.599cm" svg:x="10.822cm" svg:y="0.85cm">
            <text:p text:style-name="P1"><text:span text:style-name="T1">MaP pressu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xml:id="id67" draw:id="id67" draw:layer="layout" svg:width="0.25cm" svg:height="0.1cm" draw:transform="rotate (1.5707963267949) translate (11.3cm 1.65cm)">
            <text:p text:style-name="P1"><text:span text:style-name="T3">V</text:span><text:span text:style-name="T4">out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xml:id="id69" draw:id="id69" draw:layer="layout" svg:width="0.25cm" svg:height="0.1cm" draw:transform="rotate (1.5707963267949) translate (11.5cm 1.65cm)">
            <text:p text:style-name="P1"><text:span text:style-name="T3">GND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xml:id="id70" draw:id="id70" draw:layer="layout" svg:width="0.25cm" svg:height="0.1cm" draw:transform="rotate (1.5707963267949) translate (11.7cm 1.65cm)">
            <text:p text:style-name="P1"><text:span text:style-name="T3">V</text:span><text:span text:style-name="T4">in</text:span><text:span text:style-name="T3"> 5V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7" draw:text-style-name="P1" draw:layer="layout" draw:line-skew="-0.775cm" svg:x1="11.35cm" svg:y1="1.65cm" svg:x2="6.25cm" svg:y2="4.1cm" draw:start-shape="id67" draw:start-glue-point="1" draw:end-shape="id68" draw:end-glue-point="3" svg:d="M11350 1650v450h-5100v2000" svg:viewBox="0 0 5101 2451">
          <text:p/>
        </draw:connector>
        <draw:connector draw:style-name="gr28" draw:text-style-name="P1" draw:layer="layout" svg:x1="11.55cm" svg:y1="1.65cm" svg:x2="13.9cm" svg:y2="11.25cm" draw:start-shape="id69" draw:start-glue-point="1" draw:end-shape="id10" draw:end-glue-point="3" svg:d="M11550 1650v9600h2350" svg:viewBox="0 0 2351 9601">
          <text:p/>
        </draw:connector>
        <draw:connector draw:style-name="gr29" draw:text-style-name="P1" draw:layer="layout" draw:line-skew="3.525cm -0.503cm" svg:x1="11.75cm" svg:y1="1.65cm" svg:x2="16.402cm" svg:y2="7.3cm" draw:start-shape="id70" draw:start-glue-point="1" draw:end-shape="id71" draw:end-glue-point="0" svg:d="M11750 1650v5450h4650v200h2" svg:viewBox="0 0 4653 5651">
          <text:p/>
        </draw:connector>
        <draw:connector draw:style-name="gr27" draw:text-style-name="P1" draw:layer="layout" svg:x1="21.65cm" svg:y1="2.2cm" svg:x2="15.9cm" svg:y2="11.75cm" draw:start-shape="id72" draw:start-glue-point="3" draw:end-shape="id73" draw:end-glue-point="1" svg:d="M21650 2200v9550h-5750" svg:viewBox="0 0 5751 9551">
          <text:p/>
        </draw:connector>
        <draw:connector draw:style-name="gr27" draw:text-style-name="P1" draw:layer="layout" draw:line-skew="0.501cm 3.85cm" svg:x1="13.9cm" svg:y1="9.75cm" svg:x2="13.532cm" svg:y2="2.2cm" draw:start-shape="id74" draw:start-glue-point="3" draw:end-shape="id75" draw:end-glue-point="3" svg:d="M13900 9750h-368v-7550" svg:viewBox="0 0 369 7551">
          <text:p/>
        </draw:connector>
        <draw:frame draw:style-name="gr30" draw:text-style-name="P21" draw:layer="layout" svg:width="6.4cm" svg:height="0.973cm" svg:x="11.7cm" svg:y="19.227cm">
          <draw:text-box>
            <text:p>RaspberryPi 3 GP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 Sans1" svg:font-family="'Liberation Serif Sans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 Sans" svg:font-family="'Liberation Serif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ement </meta:initial-creator>
    <meta:creation-date>2016-04-05T10:46:50.722677991</meta:creation-date>
    <dc:date>2016-04-08T18:03:52.100999897</dc:date>
    <dc:creator>clement </dc:creator>
    <meta:editing-duration>PT4H33M42S</meta:editing-duration>
    <meta:editing-cycles>27</meta:editing-cycles>
    <meta:generator>LibreOffice/5.0.3.2$Linux_X86_64 LibreOffice_project/00m0$Build-2</meta:generator>
    <meta:document-statistic meta:object-count="217"/>
  </office:meta>
</office:document-meta>
</file>